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Contents_20_1">
      <style:paragraph-properties>
        <style:tab-stops>
          <style:tab-stop style:position="17cm" style:type="right" style:leader-style="dotted" style:leader-text="."/>
        </style:tab-stops>
      </style:paragraph-properties>
    </style:style>
    <style:style style:name="P2" style:family="paragraph" style:parent-style-name="Contents_20_2">
      <style:paragraph-properties>
        <style:tab-stops>
          <style:tab-stop style:position="16.501cm" style:type="right" style:leader-style="dotted" style:leader-text="."/>
        </style:tab-stops>
      </style:paragraph-properties>
    </style:style>
    <style:style style:name="P3" style:family="paragraph" style:parent-style-name="Contents_20_3">
      <style:paragraph-properties>
        <style:tab-stops>
          <style:tab-stop style:position="16.002cm" style:type="right" style:leader-style="dotted" style:leader-text="."/>
        </style:tab-stops>
      </style:paragraph-properties>
    </style:style>
    <style:style style:name="P4" style:family="paragraph" style:parent-style-name="Index_20_1">
      <style:paragraph-properties>
        <style:tab-stops>
          <style:tab-stop style:position="17cm" style:type="right" style:leader-style="dotted" style:leader-text="."/>
        </style:tab-stops>
      </style:paragraph-properties>
    </style:style>
    <style:style style:name="P5" style:family="paragraph" style:parent-style-name="Standard">
      <style:text-properties fo:font-style="normal" style:font-style-asian="normal" style:font-style-complex="normal"/>
    </style:style>
    <style:style style:name="P6" style:family="paragraph" style:parent-style-name="Text_20_body">
      <style:paragraph-properties fo:text-align="center" style:justify-single-word="false"/>
      <style:text-properties fo:font-style="normal" style:font-style-asian="normal" style:font-style-complex="normal"/>
    </style:style>
    <style:style style:name="P7" style:family="paragraph" style:parent-style-name="Text_20_body" style:list-style-name="List_20_1"/>
    <style:style style:name="P8" style:family="paragraph" style:parent-style-name="Heading_20_1">
      <style:paragraph-properties fo:text-align="center" style:justify-single-word="false"/>
    </style:style>
    <style:style style:name="T1" style:family="text">
      <style:text-properties fo:font-style="normal" style:font-style-asian="normal" style:font-style-complex="normal"/>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alphabetical-index-auto-mark-file xlink:href="../../../home/silver/Bureau/tp4_3.sdi"/>
      <text:p text:style-name="Standard"/>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I <text:alphabetical-index-mark text:string-value="Logiciel"/><text:alphabetical-index-mark-start text:id="IMark174995772"/>Logiciel<text:alphabetical-index-mark-end text:id="IMark174995772"/>s libres, une introduction <text:tab/>1</text:p>
          <text:p text:style-name="P1">II Qu'est ce qu'un <text:alphabetical-index-mark text:string-value="Logiciel"/><text:alphabetical-index-mark-start text:id="IMark174996476"/>logiciel<text:alphabetical-index-mark-end text:id="IMark174996476"/> ? <text:tab/>1</text:p>
          <text:p text:style-name="P1">III Qu'est-ce qu'un <text:alphabetical-index-mark text:string-value="Logiciel"/><text:alphabetical-index-mark-start text:id="IMark174996644"/>logiciel<text:alphabetical-index-mark-end text:id="IMark174996644"/> libre ? <text:tab/>1</text:p>
          <text:p text:style-name="P1">IV La FSF et le projet <text:alphabetical-index-mark text:string-value="Linux"/><text:alphabetical-index-mark-start text:id="IMark174992388"/><text:alphabetical-index-mark-start text:id="IMark174996644"/>GNU<text:alphabetical-index-mark-end text:id="IMark174996644"/><text:alphabetical-index-mark-end text:id="IMark174992388"/> <text:tab/>2</text:p>
          <text:p text:style-name="P1">V <text:alphabetical-index-mark text:string-value="Linux"/><text:alphabetical-index-mark-start text:id="IMark174995772"/><text:alphabetical-index-mark-start text:id="IMark174996476"/><text:alphabetical-index-mark-start text:id="IMark174996788"/>GNU<text:alphabetical-index-mark-end text:id="IMark174996788"/><text:alphabetical-index-mark-end text:id="IMark174996476"/><text:alphabetical-index-mark-end text:id="IMark174995772"/>/<text:alphabetical-index-mark text:string-value="Linux"/>Linux, une réalité <text:tab/>3</text:p>
          <text:p text:style-name="P1">VI Pourquoi le <text:alphabetical-index-mark text:string-value="Logiciel"/><text:alphabetical-index-mark-start text:id="IMark174995940"/>logiciel<text:alphabetical-index-mark-end text:id="IMark174995940"/> libre est t'il meilleur ? <text:tab/>4</text:p>
          <text:p text:style-name="P2">VI.aPour le technicien <text:tab/>4</text:p>
          <text:p text:style-name="P2">VI.bPour l'utilisateur <text:tab/>4</text:p>
          <text:p text:style-name="P2">VI.cPour les entreprises <text:tab/>4</text:p>
          <text:p text:style-name="P1">VII Brevets sur les <text:alphabetical-index-mark text:string-value="Logiciel"/><text:alphabetical-index-mark-start text:id="IMark174992388"/>logiciel<text:alphabetical-index-mark-end text:id="IMark174992388"/>s <text:tab/>4</text:p>
          <text:p text:style-name="P2">VII.aEffets dangereux des brevets sur les <text:alphabetical-index-mark text:string-value="Logiciel"/><text:alphabetical-index-mark-start text:id="IMark174659780"/>logiciel<text:alphabetical-index-mark-end text:id="IMark174659780"/>s <text:tab/>5</text:p>
          <text:p text:style-name="P3">Pour l'innovation <text:tab/>5</text:p>
          <text:p text:style-name="P3">Pour l'informatique libre <text:tab/>5</text:p>
          <text:p text:style-name="P1">VIII Pour en savoir plus <text:tab/>6</text:p>
        </text:index-body>
      </text:table-of-content>
      <text:p text:style-name="P5"/>
      <text:p text:style-name="P6"/>
      <text:h text:style-name="P8" text:outline-level="1"><text:alphabetical-index-mark-start text:id="IMark174993916"/><text:span text:style-name="T1">L</text:span><text:alphabetical-index-mark text:string-value="Logiciel"/><text:span text:style-name="T1">ogiciel</text:span><text:alphabetical-index-mark-end text:id="IMark174993916"/><text:span text:style-name="T1">s libres, une introduction </text:span></text:h>
      <text:h text:style-name="Heading_20_1" text:outline-level="1">Qu'est ce qu'un <text:alphabetical-index-mark text:string-value="Logiciel"/><text:alphabetical-index-mark-start text:id="IMark174661948"/>logiciel<text:alphabetical-index-mark-end text:id="IMark174661948"/> ? </text:h>
      <text:p text:style-name="Text_20_body">Pour comprendre le concept de <text:alphabetical-index-mark text:string-value="Logiciel"/><text:alphabetical-index-mark-start text:id="IMark174996972"/>logiciel<text:alphabetical-index-mark-end text:id="IMark174996972"/> libre, vous devez d'abord comprendre ce qu'est un <text:alphabetical-index-mark text:string-value="Logiciel"/><text:alphabetical-index-mark-start text:id="IMark174996476"/>logiciel<text:alphabetical-index-mark-end text:id="IMark174996476"/> (ou encore programme ou application). </text:p>
      <text:p text:style-name="Text_20_body">Du point de vue de l'utilisateur, un <text:alphabetical-index-mark text:string-value="Logiciel"/><text:alphabetical-index-mark-start text:id="IMark174995772"/>logiciel<text:alphabetical-index-mark-end text:id="IMark174995772"/> est une application qui répond à l'un de ses besoins (traitement de textes, programme de dessin, jeu, ...). </text:p>
      <text:p text:style-name="Text_20_body">C'est une suite de petites instructions invisibles pour l'utilisateur, qui forment un tout cohérent. </text:p>
      <text:p text:style-name="Text_20_body">Ces <text:alphabetical-index-mark text:string-value="Logiciel"/><text:alphabetical-index-mark-start text:id="IMark174992364"/>logiciel<text:alphabetical-index-mark-end text:id="IMark174992364"/>s ont besoin d'un <text:alphabetical-index-mark text:string-value="Système d'exploitation"/><text:alphabetical-index-mark-start text:id="IMark174993684"/>système d'exploitation<text:alphabetical-index-mark-end text:id="IMark174993684"/> pour fonctionner. Le <text:alphabetical-index-mark text:string-value="Système d'exploitation"/><text:alphabetical-index-mark-start text:id="IMark174659756"/>système d'exploitation<text:alphabetical-index-mark-end text:id="IMark174659756"/> permet d'accéder aux ressources de la machine </text:p>
      <text:p text:style-name="Text_20_body">(lecteur de disquette, écran, clavier, ...). C'est aussi le <text:alphabetical-index-mark text:string-value="Système d'exploitation"/><text:alphabetical-index-mark-start text:id="IMark174992364"/>système d'exploitation<text:alphabetical-index-mark-end text:id="IMark174992364"/> qui se charge d'exécuter le <text:alphabetical-index-mark text:string-value="Logiciel"/><text:alphabetical-index-mark-start text:id="IMark174660820"/>logiciel<text:alphabetical-index-mark-end text:id="IMark174660820"/>. </text:p>
      <text:p text:style-name="Text_20_body">Les instructions d'un <text:alphabetical-index-mark text:string-value="Logiciel"/><text:alphabetical-index-mark-start text:id="IMark174995940"/>logiciel<text:alphabetical-index-mark-end text:id="IMark174995940"/> sont écrites dans un langage que l'ordinateur peut comprendre, le langage machine (ou langage binaire). En revanche, il </text:p>
      <text:p text:style-name="Text_20_body">est très difficile (voir impossible) à un humain de comprendre ce langage (c'est de plus interdit dans de nombreux pays). La manière la plus courante </text:p>
      <text:p text:style-name="Text_20_body">de créer un <text:alphabetical-index-mark text:string-value="Logiciel"/><text:alphabetical-index-mark-start text:id="IMark174995940"/>logiciel<text:alphabetical-index-mark-end text:id="IMark174995940"/> est de l'écrire dans un langage informatique compréhensible par des humains, et ensuite de le traduire vers le langage binaire. </text:p>
      <text:p text:style-name="Text_20_body">Cette traduction est effectuée par un <text:alphabetical-index-mark text:string-value="Logiciel"/><text:alphabetical-index-mark-start text:id="IMark174995940"/>logiciel<text:alphabetical-index-mark-end text:id="IMark174995940"/> appelé compilateur. </text:p>
      <text:p text:style-name="Text_20_body">Le <text:alphabetical-index-mark text:string-value="Logiciel"/><text:alphabetical-index-mark-start text:id="IMark174992364"/>logiciel<text:alphabetical-index-mark-end text:id="IMark174992364"/> dans sa forme compréhensible est appelé code source, et dans sa version en langage machine binaire. </text:p>
      <text:h text:style-name="Heading_20_1" text:outline-level="1">Qu'est-ce qu'un <text:alphabetical-index-mark text:string-value="Logiciel"/><text:alphabetical-index-mark-start text:id="IMark174661132"/>logiciel<text:alphabetical-index-mark-end text:id="IMark174661132"/> libre ? </text:h>
      <text:p text:style-name="Text_20_body">Imaginez que vous vous trouviez dans un restaurant et que vous mangiez un excellent plat. Peut-être aurez vous l'envie de le cuisiner chez vous pour </text:p>
      <text:p text:style-name="Text_20_body"><text:soft-page-break/>vos amis ? </text:p>
      <text:p text:style-name="Text_20_body">C'est impossible, car vous n'avez pas la recette du plat. Vous pouvez toujours le manger dans le restaurant, mais même si vous connaissez le goût, </text:p>
      <text:p text:style-name="Text_20_body">vous ne savez comment le reproduire. </text:p>
      <text:p text:style-name="Text_20_body">En informatique, c'est la même chose avec un <text:alphabetical-index-mark text:string-value="Logiciel"/><text:alphabetical-index-mark-start text:id="IMark174996476"/>logiciel<text:alphabetical-index-mark-end text:id="IMark174996476"/>. Le code source est la recette, le binaire est le plat cuisiné. La plupart des <text:alphabetical-index-mark text:string-value="Logiciel"/><text:alphabetical-index-mark-start text:id="IMark174993996"/>logiciel<text:alphabetical-index-mark-end text:id="IMark174993996"/>s sont </text:p>
      <text:p text:style-name="Text_20_body">distribués sans leur code source, et il est interdit d'essayer de comprendre leur fonctionnement. Il est interdit de les partager avec vos amis, et il est </text:p>
      <text:p text:style-name="Text_20_body">interdit d'essayer de les modifier pour les adapter à vos besoins. </text:p>
      <text:p text:style-name="Text_20_body">Un <text:alphabetical-index-mark text:string-value="Logiciel"/><text:alphabetical-index-mark-start text:id="IMark174996644"/>logiciel<text:alphabetical-index-mark-end text:id="IMark174996644"/> libre vous garantit plusieurs <text:alphabetical-index-mark text:string-value="Liberté"/><text:alphabetical-index-mark-start text:id="IMark174659084"/>liberté<text:alphabetical-index-mark-end text:id="IMark174659084"/>s : </text:p>
      <text:list xml:id="list1441680819" text:style-name="List_20_1">
        <text:list-item>
          <text:p text:style-name="P7">la <text:alphabetical-index-mark text:string-value="Liberté"/><text:alphabetical-index-mark-start text:id="IMark174660100"/>liberté<text:alphabetical-index-mark-end text:id="IMark174660100"/> de copier le <text:alphabetical-index-mark text:string-value="Logiciel"/><text:alphabetical-index-mark-start text:id="IMark174661812"/>logiciel<text:alphabetical-index-mark-end text:id="IMark174661812"/> pour vous ou vos amis </text:p>
        </text:list-item>
        <text:list-item>
          <text:p text:style-name="P7">la <text:alphabetical-index-mark text:string-value="Liberté"/><text:alphabetical-index-mark-start text:id="IMark174661644"/>liberté<text:alphabetical-index-mark-end text:id="IMark174661644"/> de comprendre son fonctionnement si vous le désirez </text:p>
        </text:list-item>
        <text:list-item>
          <text:p text:style-name="P7">la <text:alphabetical-index-mark text:string-value="Liberté"/><text:alphabetical-index-mark-start text:id="IMark174661500"/>liberté<text:alphabetical-index-mark-end text:id="IMark174661500"/> de le modifier et de distribuer vos modifications </text:p>
        </text:list-item>
      </text:list>
      <text:h text:style-name="Heading_20_1" text:outline-level="1">La FSF et le projet <text:alphabetical-index-mark text:string-value="Linux"/><text:alphabetical-index-mark-start text:id="IMark174663324"/><text:alphabetical-index-mark-start text:id="IMark174661332"/><text:alphabetical-index-mark-start text:id="IMark174661644"/>GNU<text:alphabetical-index-mark-end text:id="IMark174661644"/><text:alphabetical-index-mark-end text:id="IMark174661332"/><text:alphabetical-index-mark-end text:id="IMark174663324"/> </text:h>
      <text:p text:style-name="Text_20_body">Richard Stallman, considéré par tous comme le père des <text:alphabetical-index-mark text:string-value="Logiciel"/><text:alphabetical-index-mark-start text:id="IMark174663236"/>logiciel<text:alphabetical-index-mark-end text:id="IMark174663236"/>s libres a commencé à penser au <text:alphabetical-index-mark text:string-value="Logiciel"/><text:alphabetical-index-mark-start text:id="IMark174662972"/>logiciel<text:alphabetical-index-mark-end text:id="IMark174662972"/> libre lorsqu'il travaillait au laboratoire </text:p>
      <text:p text:style-name="Text_20_body">d'intelligence artificielle au MIT. Le laboratoire possédait une imprimante qui tombait souvent en panne, mais comme les chercheurs avaient le code </text:p>
      <text:p text:style-name="Text_20_body">source du pilote\note{Le pilote est le <text:alphabetical-index-mark text:string-value="Logiciel"/><text:alphabetical-index-mark-start text:id="IMark174992220"/>logiciel<text:alphabetical-index-mark-end text:id="IMark174992220"/> qui sert à accéder et à utiliser l'imprimante.} de l'imprimante, ils avaient modifié le programme pour que </text:p>
      <text:p text:style-name="Text_20_body">l'imprimante leur envoie un signal à chaque panne. </text:p>
      <text:p text:style-name="Text_20_body">Un beau jour, le laboratoire achete une nouvelle imprimante de marque Xérox, plus fiable. En revanche, le pilote de l'imprimante n'est pas fourni à la </text:p>
      <text:p text:style-name="Text_20_body">livraison. Richard Stallman entend parler plus tard d'un laboratoire qui posséde les sources de ce pilote. S'y rendant, on lui répond que le laboratoire </text:p>
      <text:p text:style-name="Text_20_body">s'était engagé à ne pas diffuser les sources du pilote. Ressentant ce refus comme une agression, Richard Stallman prend alors conscience du danger </text:p>
      <text:p text:style-name="Text_20_body">de la logique propriétaire. </text:p>
      <text:p text:style-name="Text_20_body">Richard Stallman décide alors de fonder la Free Software Foundation. Conscient qu'il est impossible d'utiliser un ordinateur sans utiliser de <text:alphabetical-index-mark text:string-value="Logiciel"/><text:alphabetical-index-mark-start text:id="IMark174663236"/>logiciel<text:alphabetical-index-mark-end text:id="IMark174663236"/>s </text:p>
      <text:p text:style-name="Text_20_body">propriétaires, il initialise le premier projet de la fondation, le projet <text:alphabetical-index-mark text:string-value="Linux"/><text:alphabetical-index-mark-start text:id="IMark174992220"/><text:alphabetical-index-mark-start text:id="IMark174992364"/><text:alphabetical-index-mark-start text:id="IMark174660652"/>GNU<text:alphabetical-index-mark-end text:id="IMark174660652"/><text:alphabetical-index-mark-end text:id="IMark174992364"/><text:alphabetical-index-mark-end text:id="IMark174992220"/> (<text:alphabetical-index-mark text:string-value="Linux"/><text:alphabetical-index-mark-start text:id="IMark174659764"/><text:alphabetical-index-mark-start text:id="IMark174660076"/><text:alphabetical-index-mark-start text:id="IMark174660388"/>GNU<text:alphabetical-index-mark-end text:id="IMark174660388"/><text:alphabetical-index-mark-end text:id="IMark174660076"/><text:alphabetical-index-mark-end text:id="IMark174659764"/> est un jeu de mots récursif signifiant <text:alphabetical-index-mark text:string-value="Linux"/><text:alphabetical-index-mark-start text:id="IMark174662604"/><text:alphabetical-index-mark-start text:id="IMark174662916"/><text:alphabetical-index-mark-start text:id="IMark174663948"/>GNU<text:alphabetical-index-mark-end text:id="IMark174663948"/><text:alphabetical-index-mark-end text:id="IMark174662916"/><text:alphabetical-index-mark-end text:id="IMark174662604"/>'s Not Unix). Ce projet </text:p>
      <text:p text:style-name="Text_20_body">vise à concevoir un <text:alphabetical-index-mark text:string-value="Système d'exploitation"/><text:alphabetical-index-mark-start text:id="IMark174992220"/>système d'exploitation<text:alphabetical-index-mark-end text:id="IMark174992220"/> complet et entièrement libre. Ce système sera compatible avec UNIX, mais sera différent. Aujourd'hui ce système existe, et s'appelle <text:alphabetical-index-mark text:string-value="Linux"/><text:alphabetical-index-mark-start text:id="IMark174660820"/><text:alphabetical-index-mark-start text:id="IMark174996644"/>GNU<text:alphabetical-index-mark-end text:id="IMark174996644"/><text:alphabetical-index-mark-end text:id="IMark174660820"/>/<text:alphabetical-index-mark text:string-value="Linux"/>Linux. </text:p>
      <text:p text:style-name="Text_20_body">Pour valider ce système, une base légale est nécessaire. Cette base légale est la <text:alphabetical-index-mark text:string-value="Linux"/><text:alphabetical-index-mark-start text:id="IMark174992220"/><text:alphabetical-index-mark-start text:id="IMark174992364"/><text:alphabetical-index-mark-start text:id="IMark174993516"/>GNU<text:alphabetical-index-mark-end text:id="IMark174993516"/><text:alphabetical-index-mark-end text:id="IMark174992364"/><text:alphabetical-index-mark-end text:id="IMark174992220"/> GPL, pour <text:alphabetical-index-mark text:string-value="Linux"/><text:alphabetical-index-mark-start text:id="IMark174661628"/><text:alphabetical-index-mark-start text:id="IMark174659596"/><text:alphabetical-index-mark-start text:id="IMark174659908"/>GNU<text:alphabetical-index-mark-end text:id="IMark174659908"/><text:alphabetical-index-mark-end text:id="IMark174659596"/><text:alphabetical-index-mark-end text:id="IMark174661628"/> General Public Licence. La <text:alphabetical-index-mark text:string-value="Linux"/><text:alphabetical-index-mark-start text:id="IMark174662908"/><text:alphabetical-index-mark-start text:id="IMark174663404"/><text:alphabetical-index-mark-start text:id="IMark174663716"/>GNU<text:alphabetical-index-mark-end text:id="IMark174663716"/><text:alphabetical-index-mark-end text:id="IMark174663404"/><text:alphabetical-index-mark-end text:id="IMark174662908"/> GPL est la </text:p>
      <text:p text:style-name="Text_20_body">licence des <text:alphabetical-index-mark text:string-value="Logiciel"/><text:alphabetical-index-mark-start text:id="IMark174992220"/>logiciel<text:alphabetical-index-mark-end text:id="IMark174992220"/>s libres par excellence. Elle détermine des conditions de distribution qui garantissent les <text:alphabetical-index-mark text:string-value="Liberté"/><text:alphabetical-index-mark-start text:id="IMark174993516"/>liberté<text:alphabetical-index-mark-end text:id="IMark174993516"/>s de l'utilisateur. Un programme </text:p>
      <text:p text:style-name="Text_20_body">protégé par la GPL est libre, mais la GPL impose aussi que tout travail dérivé de ce <text:alphabetical-index-mark text:string-value="Logiciel"/><text:alphabetical-index-mark-start text:id="IMark174660820"/>logiciel<text:alphabetical-index-mark-end text:id="IMark174660820"/> reste libre. </text:p>
      <text:h text:style-name="Heading_20_1" text:outline-level="1"><text:soft-page-break/><text:alphabetical-index-mark-start text:id="IMark174993516"/><text:alphabetical-index-mark-start text:id="IMark174993828"/><text:alphabetical-index-mark-start text:id="IMark174996476"/><text:alphabetical-index-mark text:string-value="Linux"/>GNU<text:alphabetical-index-mark-end text:id="IMark174996476"/><text:alphabetical-index-mark-end text:id="IMark174993828"/><text:alphabetical-index-mark-end text:id="IMark174993516"/>/<text:alphabetical-index-mark text:string-value="Linux"/>Linux, une réalité </text:h>
      <text:p text:style-name="Text_20_body">Le projet <text:alphabetical-index-mark text:string-value="Linux"/><text:alphabetical-index-mark-start text:id="IMark174993684"/><text:alphabetical-index-mark-start text:id="IMark174993996"/><text:alphabetical-index-mark-start text:id="IMark174996644"/>GNU<text:alphabetical-index-mark-end text:id="IMark174996644"/><text:alphabetical-index-mark-end text:id="IMark174993996"/><text:alphabetical-index-mark-end text:id="IMark174993684"/> a commencé de zéro, et ses premiers développements avaient pour but de créer un environnement de développement utilisable. Les </text:p>
      <text:p text:style-name="Text_20_body">premiers efforts se sont donc très logiquement portés sur l'élaboration d'un compilateur (gcc), d'un éditeur de textes (Emacs), ainsi que d'un </text:p>
      <text:p text:style-name="Text_20_body">déboggeur (gdb). Un noyau (Hurd) était aussi prévu, mais son élaboration prend plus de temps que prévu. </text:p>
      <text:p text:style-name="Text_20_body">En 1991, Linus Torvalds commence à écrire son noyau, qui connaîtra plus tard le succès que l'on sait. Le projet <text:alphabetical-index-mark text:string-value="Linux"/><text:alphabetical-index-mark-start text:id="IMark174660652"/><text:alphabetical-index-mark-start text:id="IMark174660188"/><text:alphabetical-index-mark-start text:id="IMark174659596"/>GNU<text:alphabetical-index-mark-end text:id="IMark174659596"/><text:alphabetical-index-mark-end text:id="IMark174660188"/><text:alphabetical-index-mark-end text:id="IMark174660652"/> l'adopte en attendant que Hurd </text:p>
      <text:p text:style-name="Text_20_body">soit opérationnel, et le noyau <text:alphabetical-index-mark text:string-value="Linux"/>Linux devient alors composant du système <text:alphabetical-index-mark text:string-value="Linux"/><text:alphabetical-index-mark-start text:id="IMark174993684"/><text:alphabetical-index-mark-start text:id="IMark174993996"/><text:alphabetical-index-mark-start text:id="IMark174996644"/>GNU<text:alphabetical-index-mark-end text:id="IMark174996644"/><text:alphabetical-index-mark-end text:id="IMark174993996"/><text:alphabetical-index-mark-end text:id="IMark174993684"/>/<text:alphabetical-index-mark text:string-value="Linux"/>Linux. </text:p>
      <text:p text:style-name="Text_20_body">Le système <text:alphabetical-index-mark text:string-value="Linux"/><text:alphabetical-index-mark-start text:id="IMark174661148"/><text:alphabetical-index-mark-start text:id="IMark174996476"/><text:alphabetical-index-mark-start text:id="IMark174660652"/>GNU<text:alphabetical-index-mark-end text:id="IMark174660652"/><text:alphabetical-index-mark-end text:id="IMark174996476"/><text:alphabetical-index-mark-end text:id="IMark174661148"/>/<text:alphabetical-index-mark text:string-value="Linux"/>Linux est réputé pour sa fiabilité et sa robustesse. Ceci est dû en partie à la <text:alphabetical-index-mark text:string-value="Liberté"/><text:alphabetical-index-mark-start text:id="IMark174660076"/>liberté<text:alphabetical-index-mark-end text:id="IMark174660076"/> des <text:alphabetical-index-mark text:string-value="Logiciel"/><text:alphabetical-index-mark-start text:id="IMark174663884"/>logiciel<text:alphabetical-index-mark-end text:id="IMark174663884"/>s qui le composent, l'accès aux </text:p>
      <text:p text:style-name="Text_20_body">sources permettant de corriger très facilement et rapidement une erreur de programmation. </text:p>
      <text:p text:style-name="Text_20_body">Le système <text:alphabetical-index-mark text:string-value="Linux"/><text:alphabetical-index-mark-start text:id="IMark174992364"/><text:alphabetical-index-mark-start text:id="IMark174660652"/><text:alphabetical-index-mark-start text:id="IMark174993516"/>GNU<text:alphabetical-index-mark-end text:id="IMark174993516"/><text:alphabetical-index-mark-end text:id="IMark174660652"/><text:alphabetical-index-mark-end text:id="IMark174992364"/>/<text:alphabetical-index-mark text:string-value="Linux"/>Linux est fortement POSIX (POSIX est un ensemble de normes définissant un système UNIX idéal), ce qui le rend très similaire à </text:p>
      <text:p text:style-name="Text_20_body">la plupart des UNIX propriétaires existants. Le noyau <text:alphabetical-index-mark text:string-value="Linux"/>Linux est multi-tâches, multi-utilisateurs, et intègre la plupart des technologies les plus récentes </text:p>
      <text:p text:style-name="Text_20_body">(SMP, clustering, RAID, ...). </text:p>
      <text:p text:style-name="Text_20_body"><text:alphabetical-index-mark-start text:id="IMark174997020"/><text:alphabetical-index-mark-start text:id="IMark174992220"/><text:alphabetical-index-mark-start text:id="IMark174992364"/><text:alphabetical-index-mark text:string-value="Linux"/>GNU<text:alphabetical-index-mark-end text:id="IMark174992364"/><text:alphabetical-index-mark-end text:id="IMark174992220"/><text:alphabetical-index-mark-end text:id="IMark174997020"/>/<text:alphabetical-index-mark text:string-value="Linux"/>Linux est aujourd'hui utilisé aussi bien par les entreprises que par les utilisateurs finaux. </text:p>
      <text:p text:style-name="Text_20_body">De nombreuses applications sont disponibles pour l'utilisateur non informaticien. Par exemple, l'environnement graphique Gnome permet d'utiliser </text:p>
      <text:p text:style-name="Text_20_body">son ordinateur sans utiliser la ligne de commande. Gimp est un <text:alphabetical-index-mark text:string-value="Logiciel"/><text:alphabetical-index-mark-start text:id="IMark174992364"/>logiciel<text:alphabetical-index-mark-end text:id="IMark174992364"/> de traitement d'images très puissant. <text:alphabetical-index-mark text:string-value="Linux"/><text:alphabetical-index-mark-start text:id="IMark168769788"/><text:alphabetical-index-mark-start text:id="IMark174659596"/><text:alphabetical-index-mark-start text:id="IMark174659908"/>Gnu<text:alphabetical-index-mark-end text:id="IMark174659908"/><text:alphabetical-index-mark-end text:id="IMark174659596"/><text:alphabetical-index-mark-end text:id="IMark168769788"/>meric est un tableur intégré au projet </text:p>
      <text:p text:style-name="Text_20_body">Gnome. Ce ne sont que des exemples, de nombreuses applications peuvent rendre d'immenses services à l'utilisateur. La sécurité et la fiabilité de ce </text:p>
      <text:p text:style-name="Text_20_body">système sont un argument supplémentaire pour l'utiliser (les virus n'existent pas). Plusieurs distributions existent, et l'installation du système </text:p>
      <text:p text:style-name="Text_20_body"><text:alphabetical-index-mark-start text:id="IMark174661148"/><text:alphabetical-index-mark-start text:id="IMark174996476"/><text:alphabetical-index-mark-start text:id="IMark174993516"/><text:alphabetical-index-mark text:string-value="Linux"/>GNU<text:alphabetical-index-mark-end text:id="IMark174993516"/><text:alphabetical-index-mark-end text:id="IMark174996476"/><text:alphabetical-index-mark-end text:id="IMark174661148"/>/<text:alphabetical-index-mark text:string-value="Linux"/>Linux est désormais facile. </text:p>
      <text:p text:style-name="Text_20_body">Pour l'entreprise, les champs d'application sont vastes. La robustesse du système couplée à l'excellence des applications orientées réseau (Apache par </text:p>
      <text:p text:style-name="Text_20_body">exemple) en fait un système de choix pour les serveurs (le couple <text:alphabetical-index-mark text:string-value="Linux"/><text:alphabetical-index-mark-start text:id="IMark174992220"/><text:alphabetical-index-mark-start text:id="IMark174992364"/><text:alphabetical-index-mark-start text:id="IMark174993516"/>GNU<text:alphabetical-index-mark-end text:id="IMark174993516"/><text:alphabetical-index-mark-end text:id="IMark174992364"/><text:alphabetical-index-mark-end text:id="IMark174992220"/>/<text:alphabetical-index-mark text:string-value="Linux"/>Linux et Apache est le plus utilisé au monde en matière de serveurs web). Les </text:p>
      <text:p text:style-name="Text_20_body">outils de développement (en particuliers les outils <text:alphabetical-index-mark text:string-value="Linux"/><text:alphabetical-index-mark-start text:id="IMark174992220"/><text:alphabetical-index-mark-start text:id="IMark174992364"/><text:alphabetical-index-mark-start text:id="IMark174993516"/>GNU<text:alphabetical-index-mark-end text:id="IMark174993516"/><text:alphabetical-index-mark-end text:id="IMark174992364"/><text:alphabetical-index-mark-end text:id="IMark174992220"/> : Emacs, gcc, cvs, ...) font de <text:alphabetical-index-mark text:string-value="Linux"/><text:alphabetical-index-mark-start text:id="IMark171810924"/><text:alphabetical-index-mark-start text:id="IMark171811236"/><text:alphabetical-index-mark-start text:id="IMark171811548"/>GNU<text:alphabetical-index-mark-end text:id="IMark171811548"/><text:alphabetical-index-mark-end text:id="IMark171811236"/><text:alphabetical-index-mark-end text:id="IMark171810924"/>/<text:alphabetical-index-mark text:string-value="Linux"/>Linux une plate-forme de développement puissante et </text:p>
      <text:p text:style-name="Text_20_body">agréable à utiliser. En dehors de ces considérations techniques, l'utilisation de <text:alphabetical-index-mark text:string-value="Logiciel"/><text:alphabetical-index-mark-start text:id="IMark174660652"/>logiciel<text:alphabetical-index-mark-end text:id="IMark174660652"/>s libres affranchit de plus l'entreprise de la main-mise d'un </text:p>
      <text:p text:style-name="Text_20_body">éditeur. </text:p>
      <text:h text:style-name="Heading_20_1" text:outline-level="1"><text:soft-page-break/>Pourquoi le <text:alphabetical-index-mark text:string-value="Logiciel"/><text:alphabetical-index-mark-start text:id="IMark174659764"/>logiciel<text:alphabetical-index-mark-end text:id="IMark174659764"/> libre est t'il meilleur ? </text:h>
      <text:h text:style-name="Heading_20_2" text:outline-level="2">Pour le technicien </text:h>
      <text:p text:style-name="Text_20_body">Par définition, les sources d'un <text:alphabetical-index-mark text:string-value="Logiciel"/><text:alphabetical-index-mark-start text:id="IMark174996476"/>logiciel<text:alphabetical-index-mark-end text:id="IMark174996476"/> libre sont publiques et librement utilisables. Pour le technicien, c'est d'un intérêt inconsidérable. D'abord, il peut se permettre d'utiliser un code source codé par un autre programmeur sans crainte de poursuites. Il n'a pas besoin de ``réinventer la roue''. </text:p>
      <text:p text:style-name="Text_20_body">De plus, les erreurs d'un <text:alphabetical-index-mark text:string-value="Logiciel"/><text:alphabetical-index-mark-start text:id="IMark174996476"/>logiciel<text:alphabetical-index-mark-end text:id="IMark174996476"/> libre seront plus rapidement corrigées. L'ouverture des sources permet aux informaticiens (ou tout simplement aux </text:p>
      <text:p text:style-name="Text_20_body">utilisateurs ayant quelques connaissances) de corriger eux-même les erreurs qu'ils rencontrent dans les programmes qu'ils utilisent. Les corrections </text:p>
      <text:p text:style-name="Text_20_body">seront intégrées dans la version suivante du <text:alphabetical-index-mark text:string-value="Logiciel"/><text:alphabetical-index-mark-start text:id="IMark174992364"/>logiciel<text:alphabetical-index-mark-end text:id="IMark174992364"/>. </text:p>
      <text:p text:style-name="Text_20_body">Pour les étudiants en informatique ou même les professionnels, l'accès aux sources permet un apprentissage des plus profonds. Pour beaucoup de </text:p>
      <text:p text:style-name="Text_20_body">professionnels, ``la meilleure documentation qui puisse exister, ce sont les sources elles-mêmes''. </text:p>
      <text:h text:style-name="Heading_20_2" text:outline-level="2">Pour l'utilisateur </text:h>
      <text:p text:style-name="Text_20_body">L'utilisateur ne bénéficie par directement de l'accès aux sources. La plupart des automobilistes ne connaissent pas le fonctionnement d'un moteur, </text:p>
      <text:p text:style-name="Text_20_body">c'est la même chose en informatique. Maintenant, imaginons un monde ou 10% de la population fait de la mécanique pendant ses moments perdus, et </text:p>
      <text:p text:style-name="Text_20_body">passe son temps à améliorer son véhicule. Si vous achetez une voiture d'occasion, vous êtes sûr que le moteur a été amélioré par son propriétaire </text:p>
      <text:p text:style-name="Text_20_body">précédent. On gagne en fiabilité, en performance et en qualité. </text:p>
      <text:p text:style-name="Text_20_body">En informatique, on a plus ou moins le même concept, mais là vous avez une voiture neuve qui profite de toutes les technologies développées dans </text:p>
      <text:p text:style-name="Text_20_body">des petits garages indépendants par des artisants habiles, et dont les meilleures sont rassemblées dans votre véhicule. Vous êtes sûr de la qualité tout </text:p>
      <text:p text:style-name="Text_20_body">comme de la sécurité. Dans le cas d'un vice de conception, vous êtes certain que quelqu'un aura détecté l'erreur avant vous et l'aura corrigée. </text:p>
      <text:h text:style-name="Heading_20_2" text:outline-level="2">Pour les entreprises </text:h>
      <text:p text:style-name="Text_20_body">Comme pour les utilisateurs, les entreprises bénéficient de la qualité du <text:alphabetical-index-mark text:string-value="Logiciel"/><text:alphabetical-index-mark-start text:id="IMark168770028"/>logiciel<text:alphabetical-index-mark-end text:id="IMark168770028"/>. Mais en plus, le modèle de développement des <text:alphabetical-index-mark text:string-value="Logiciel"/><text:alphabetical-index-mark-start text:id="IMark174660412"/>logiciel<text:alphabetical-index-mark-end text:id="IMark174660412"/>s libres est un </text:p>
      <text:p text:style-name="Text_20_body">avantage à lui tout seul. Il permet de corriger très rapidement une erreur de programmation dont les effets sont critiques pour l'entreprise, et aucune </text:p>
      <text:p text:style-name="Text_20_body">logique marchande ne conditionne les sorties des différentes versions des <text:alphabetical-index-mark text:string-value="Logiciel"/><text:alphabetical-index-mark-start text:id="IMark174992220"/>logiciel<text:alphabetical-index-mark-end text:id="IMark174992220"/>s libres. </text:p>
      <text:p text:style-name="Text_20_body">Si une entreprise décide de jouer le jeu et de développer des <text:alphabetical-index-mark text:string-value="Logiciel"/><text:alphabetical-index-mark-start text:id="IMark174996476"/>logiciel<text:alphabetical-index-mark-end text:id="IMark174996476"/>s libres, elle bénéficie du support de toute la communauté du <text:alphabetical-index-mark text:string-value="Logiciel"/><text:alphabetical-index-mark-start text:id="IMark168769716"/>logiciel<text:alphabetical-index-mark-end text:id="IMark168769716"/> libre, tout </text:p>
      <text:p text:style-name="Text_20_body">comme elle garantit la pérénité de son programme. </text:p>
      <text:h text:style-name="Heading_20_1" text:outline-level="1">Brevets sur les <text:alphabetical-index-mark text:string-value="Logiciel"/><text:alphabetical-index-mark-start text:id="IMark168769548"/>logiciel<text:alphabetical-index-mark-end text:id="IMark168769548"/>s </text:h>
      <text:p text:style-name="Text_20_body">D'après la directive européenne du 14 mai 1991 concernant la protection juridique des programmes <text:soft-page-break/>d'ordinateurs, ceux-ci sont protégés par le droit </text:p>
      <text:p text:style-name="Text_20_body">d'auteur, en tant qu'oeuvre littéraire au sens de la convention de Berne pour la protection des oeuvres littéraires et artistiques. </text:p>
      <text:p text:style-name="Text_20_body">La directive précise que seule l'expression d'un programme d'ordinateur est protégée et que les idées et les principes qui sont à la base de la logique, </text:p>
      <text:p text:style-name="Text_20_body">des algorithmes et des langages de programmation ne sont pas protégés par le droit d'auteur. De même, les idées et principes qui sont à la base de ses </text:p>
      <text:p text:style-name="Text_20_body">interfaces ne sont pas protégés par le droit d'auteur. </text:p>
      <text:p text:style-name="Text_20_body">L'unique critère pour déterminer si un programme peut bénéficier d'une protection est son originalité, en ce sens que ce programme est la création </text:p>
      <text:p text:style-name="Text_20_body">intellectuelle propre à son auteur. </text:p>
      <text:p text:style-name="Text_20_body">Un projet de directive européenne propose de remettre en cause la non brevetabilité des programmes d'ordinateurs garantie par la directive </text:p>
      <text:p text:style-name="Text_20_body">européenne de 1991 et la Convention de Munich. </text:p>
      <text:h text:style-name="Heading_20_2" text:outline-level="2">Effets dangereux des brevets sur les <text:alphabetical-index-mark text:string-value="Logiciel"/><text:alphabetical-index-mark-start text:id="IMark174993828"/>logiciel<text:alphabetical-index-mark-end text:id="IMark174993828"/>s </text:h>
      <text:p text:style-name="Text_20_body">Quelques effets pervers des brevets sur les <text:alphabetical-index-mark text:string-value="Logiciel"/><text:alphabetical-index-mark-start text:id="IMark171811420"/>logiciel<text:alphabetical-index-mark-end text:id="IMark171811420"/>s : </text:p>
      <text:h text:style-name="Heading_20_3" text:outline-level="3">Pour l'innovation </text:h>
      <text:p text:style-name="Text_20_body">Le brevet permet de restreindre l'utilisation d'une innovation pendant vingt ans. </text:p>
      <text:p text:style-name="Text_20_body">Or, dans le cas des programmes d'ordinateurs, les brevets résultent le plus souvent de la découverte ou de la simple application d'une propriété </text:p>
      <text:p text:style-name="Text_20_body">mathématique ou d'un algorithme, qui fait partie du patrimoine de l'humanité. La plupart du temps, les découvertes effectuées par un programmeur ne </text:p>
      <text:p text:style-name="Text_20_body">sont que l'adaptation d'idées déjà existantes à un problème bien défini. </text:p>
      <text:p text:style-name="Text_20_body">Aux Etats-Unis, plus de 50 000 brevets concernant l'informatique sont déposés. Dans un tel contexte, il est impossible à un programmeur d'accomplir </text:p>
      <text:p text:style-name="Text_20_body">son métier sans transgresser un brevet à son insu. Les brevets informatiques couvrent des domaines divers : les éléments les plus simples de </text:p>
      <text:p text:style-name="Text_20_body">l'interface d'un programme, des algorithmes qu'un étudiant de première année dans une école informatique pourrait inventer à nouveau, et même </text:p>
      <text:p text:style-name="Text_20_body">l'utilisation des couleurs. Il faudrait mettre un ou deux avocats derrière chaque programmeur, et, dans la plupart des cas, il serait impossible d'écrire </text:p>
      <text:p text:style-name="Text_20_body">un programme fonctionnel, car les algorithmes les plus efficaces ou évidents sont protégés par des brevets. </text:p>
      <text:p text:style-name="Text_20_body">De grands groupes détiennent la majorité des brevets et s'en servent pour bloquer leurs concurrents, le brevet étant ici une arme offensive et non plus </text:p>
      <text:p text:style-name="Text_20_body">défensive. Seules les très grandes compagnies de <text:alphabetical-index-mark text:string-value="Logiciel"/><text:alphabetical-index-mark-start text:id="IMark168770052"/>logiciel<text:alphabetical-index-mark-end text:id="IMark168770052"/>s auraient le droit à la création. Ce serait la fin du droit de chacun d'innover et de créer. </text:p>
      <text:h text:style-name="Heading_20_3" text:outline-level="3">Pour l'informatique libre </text:h>
      <text:p text:style-name="Text_20_body">L'informatique libre est forcément la plus touchée par la brevetabilité des programmes <text:soft-page-break/>d'ordinateurs. Un <text:alphabetical-index-mark text:string-value="Logiciel"/><text:alphabetical-index-mark-start text:id="IMark174993684"/>logiciel<text:alphabetical-index-mark-end text:id="IMark174993684"/> libre utilise par nature des </text:p>
      <text:p text:style-name="Text_20_body">techniques et des inventions découvertes par autrui, tout comme il autorise l'utilisation future des techniques développées par son programmeur. </text:p>
      <text:p text:style-name="Text_20_body">Un programmeur de <text:alphabetical-index-mark text:string-value="Logiciel"/><text:alphabetical-index-mark-start text:id="IMark174996476"/>logiciel<text:alphabetical-index-mark-end text:id="IMark174996476"/> libre ne peut pas non plus se permettre d'embaucher des avocats pour se protéger dans le cas probable où il enfreindrait </text:p>
      <text:p text:style-name="Text_20_body">un brevet par inadvertance. </text:p>
      <text:p text:style-name="Text_20_body">De plus, l'informatique libre posant comme principe le partage et l'utilisation mutuelle des connaissances, pour le bien de la communauté, ne peut </text:p>
      <text:p text:style-name="Text_20_body">accepter la brevetabilité des programmes d'ordinateurs. </text:p>
      <text:p text:style-name="Text_20_body">Les idées appartiennent à l'humanité. </text:p>
      <text:h text:style-name="Heading_20_1" text:outline-level="1">Pour en savoir plus </text:h>
      <text:p text:style-name="Text_20_body">Si vous voulez en savoir plus, n'hésitez pas à faire un tour sur les sites suivants : </text:p>
      <text:list xml:id="list552571710" text:continue-numbering="true" text:style-name="List_20_1">
        <text:list-item>
          <text:p text:style-name="P7">http://www.<text:alphabetical-index-mark text:string-value="Linux"/><text:alphabetical-index-mark-start text:id="IMark174993876"/><text:alphabetical-index-mark-start text:id="IMark168769716"/><text:alphabetical-index-mark-start text:id="IMark174663948"/>gnu<text:alphabetical-index-mark-end text:id="IMark174663948"/><text:alphabetical-index-mark-end text:id="IMark168769716"/><text:alphabetical-index-mark-end text:id="IMark174993876"/>.org, le site web du projet <text:alphabetical-index-mark text:string-value="Linux"/><text:alphabetical-index-mark-start text:id="IMark174660412"/><text:alphabetical-index-mark-start text:id="IMark171810924"/><text:alphabetical-index-mark-start text:id="IMark171811236"/>GNU<text:alphabetical-index-mark-end text:id="IMark171811236"/><text:alphabetical-index-mark-end text:id="IMark171810924"/><text:alphabetical-index-mark-end text:id="IMark174660412"/> et de la FSF. C'est le site web de référence lorsqu'on parle de <text:alphabetical-index-mark text:string-value="Logiciel"/><text:alphabetical-index-mark-start text:id="IMark174666292"/>logiciel<text:alphabetical-index-mark-end text:id="IMark174666292"/> libre. Il contient la philosophie </text:p>
        </text:list-item>
      </text:list>
      <text:p text:style-name="Text_20_body"><text:alphabetical-index-mark-start text:id="IMark174661148"/><text:alphabetical-index-mark-start text:id="IMark174993708"/><text:alphabetical-index-mark-start text:id="IMark168769548"/><text:alphabetical-index-mark text:string-value="Linux"/>GNU<text:alphabetical-index-mark-end text:id="IMark168769548"/><text:alphabetical-index-mark-end text:id="IMark174993708"/><text:alphabetical-index-mark-end text:id="IMark174661148"/> qui explique pourquoi il faut du <text:alphabetical-index-mark text:string-value="Logiciel"/><text:alphabetical-index-mark-start text:id="IMark174659908"/>logiciel<text:alphabetical-index-mark-end text:id="IMark174659908"/> libre et de nombreuses autres choses comme la GPL. </text:p>
      <text:list xml:id="list2128907169" text:continue-numbering="true" text:style-name="List_20_1">
        <text:list-item>
          <text:p text:style-name="P7">http://www.april.org, le site de l'association APRIL (Association pour la Promotion et la Recherche en Informatique Libre). Le web contient des </text:p>
        </text:list-item>
      </text:list>
      <text:p text:style-name="Text_20_body">informations sur l'association, sur leurs travaux en cours, sur les manifestations organisées par l'association ainsi que sur la philosophie de </text:p>
      <text:p text:style-name="Text_20_body">l'informatique libre. </text:p>
      <text:list xml:id="list2153128349" text:continue-numbering="true" text:style-name="List_20_1">
        <text:list-item>
          <text:p text:style-name="P7">http://www.debian.org, le site de la distribution de <text:alphabetical-index-mark text:string-value="Linux"/><text:alphabetical-index-mark-start text:id="IMark174660652"/><text:alphabetical-index-mark-start text:id="IMark174663780"/><text:alphabetical-index-mark-start text:id="IMark174664092"/>GNU<text:alphabetical-index-mark-end text:id="IMark174664092"/><text:alphabetical-index-mark-end text:id="IMark174663780"/><text:alphabetical-index-mark-end text:id="IMark174660652"/>/<text:alphabetical-index-mark text:string-value="Linux"/>Linux la plus libre. </text:p>
        </text:list-item>
        <text:list-item>
          <text:p text:style-name="P7">http://www.<text:alphabetical-index-mark text:string-value="Linux"/>linux.org, le site de départ pour toute information ou recherche de <text:alphabetical-index-mark text:string-value="Logiciel"/><text:alphabetical-index-mark-start text:id="IMark174664260"/>logiciel<text:alphabetical-index-mark-end text:id="IMark174664260"/>s concernant le système <text:alphabetical-index-mark text:string-value="Linux"/><text:alphabetical-index-mark-start text:id="IMark174660412"/><text:alphabetical-index-mark-start text:id="IMark174665900"/><text:alphabetical-index-mark-start text:id="IMark174666212"/>GNU<text:alphabetical-index-mark-end text:id="IMark174666212"/><text:alphabetical-index-mark-end text:id="IMark174665900"/><text:alphabetical-index-mark-end text:id="IMark174660412"/>/<text:alphabetical-index-mark text:string-value="Linux"/>Linux. </text:p>
        </text:list-item>
        <text:list-item>
          <text:p text:style-name="P7">http://www.<text:alphabetical-index-mark text:string-value="Linux"/>linux-france.org, site d'informations (avec de nombreuses documentations) en français autour de <text:alphabetical-index-mark text:string-value="Linux"/><text:alphabetical-index-mark-start text:id="IMark174664260"/><text:alphabetical-index-mark-start text:id="IMark174659596"/><text:alphabetical-index-mark-start text:id="IMark174659908"/>GNU<text:alphabetical-index-mark-end text:id="IMark174659908"/><text:alphabetical-index-mark-end text:id="IMark174659596"/><text:alphabetical-index-mark-end text:id="IMark174664260"/>/<text:alphabetical-index-mark text:string-value="Linux"/>Linux. </text:p>
        </text:list-item>
        <text:list-item>
          <text:p text:style-name="P7">http://www.<text:alphabetical-index-mark text:string-value="Linux"/>linux-center.fr, site d'actualités en français autour de <text:alphabetical-index-mark text:string-value="Linux"/><text:alphabetical-index-mark-start text:id="IMark174663780"/><text:alphabetical-index-mark-start text:id="IMark174664092"/><text:alphabetical-index-mark-start text:id="IMark174664404"/>GNU<text:alphabetical-index-mark-end text:id="IMark174664404"/><text:alphabetical-index-mark-end text:id="IMark174664092"/><text:alphabetical-index-mark-end text:id="IMark174663780"/>/<text:alphabetical-index-mark text:string-value="Linux"/>Linux. </text:p>
        </text:list-item>
        <text:list-item>
          <text:p text:style-name="P7">http://lpf.ai.mit.edu, le site de la League For Programing Freedom, qui s'intéresse au problème des brevets sur les <text:alphabetical-index-mark text:string-value="Logiciel"/><text:alphabetical-index-mark-start text:id="IMark175012556"/>logiciel<text:alphabetical-index-mark-end text:id="IMark175012556"/>s. </text:p>
        </text:list-item>
      </text:list>
      <text:p text:style-name="Text_20_body">Généré le 29/08/1999 par Benjamin Drieu </text:p>
      <text:p text:style-name="Text_20_body">Sauf mention contraire indiquée plus haut, le présent document est soumis aux conditions d'exploitation suivantes : </text:p>
      <text:p text:style-name="Text_20_body">Copyright 1999 APRIL Ce document peut être reproduit par n'importe quel moyen que ce soit, pourvu qu'aucune modification ne soit effectuée et </text:p>
      <text:p text:style-name="Text_20_body">que cette notice soit préservée. </text:p>
      <text:p text:style-name="Text_20_body"/>
      <text:p text:style-name="Text_20_body"/>
      <text:p text:style-name="Text_20_body"/>
      <text:p text:style-name="Text_20_body"/>
      <text:alphabetical-index text:style-name="Sect1" text:protected="true" text:name="Alphabetical Index2">
        <text:alphabetical-index-source text:ignore-case="true" text:sort-algorithm="alphanumeric" fo:language="fr" fo:country="FR">
          <text:index-title-template text:style-name="Index_20_Heading">Alphabetical 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2_Head">
            <text:p text:style-name="Index_20_Heading"><text:soft-page-break/>Alphabetical Index</text:p>
          </text:index-title>
          <text:p text:style-name="P4">GNU<text:tab/>1 sv, 6</text:p>
          <text:p text:style-name="P4">Liberté<text:tab/>2 sv, 7</text:p>
          <text:p text:style-name="P4">Linux<text:tab/>1 sv, 6 sv</text:p>
          <text:p text:style-name="P4">Logiciel<text:tab/>1 sv</text:p>
          <text:p text:style-name="P4">Système d'exploitation<text:tab/>1 sv, 7</text:p>
        </text:index-body>
      </text:alphabetical-index>
      <text:p text:style-name="Text_20_body"/>
      <text:p text:style-name="Text_20_body"/>
      <text:p text:style-name="Text_20_body"/>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Title"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fo:text-align="justify" style:justify-single-word="false" fo:background-color="transparent">
        <style:background-image/>
      </style:paragraph-properties>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paragraph-properties fo:background-color="#cccccc">
        <style:background-image/>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Numbering_20_Symbols" style:display-name="Numbering Symbols" style:family="text"/>
    <text:outline-style style:name="Outline">
      <text:outline-level-style text:level="1" style:num-suffix=" " style:num-format="I">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a"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99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9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9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99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99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ilver </meta:initial-creator>
    <meta:creation-date>2011-10-23T16:16:18</meta:creation-date>
    <dc:date>2011-10-25T13:18:30</dc:date>
    <dc:creator>Silver </dc:creator>
    <meta:editing-duration>PT00H07M50S</meta:editing-duration>
    <meta:editing-cycles>3</meta:editing-cycles>
    <meta:generator>OpenOffice.org/3.2$Linux OpenOffice.org_project/320m12$Build-9483</meta:generator>
    <meta:document-statistic meta:table-count="0" meta:image-count="0" meta:object-count="0" meta:page-count="7" meta:paragraph-count="152" meta:word-count="2414" meta:character-count="14878"/>
  </office:meta>
</office:document-meta>
</file>